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3">
      <style:text-properties officeooo:rsid="001ba8a0" officeooo:paragraph-rsid="001ba8a0"/>
    </style:style>
    <style:style style:name="P10" style:family="paragraph" style:parent-style-name="Text_20_body" style:list-style-name="L2">
      <style:text-properties officeooo:rsid="001ba8a0" officeooo:paragraph-rsid="001ba8a0"/>
    </style:style>
    <style:style style:name="T1" style:family="text">
      <style:text-properties officeooo:rsid="001ba8a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✅ Kort beskrivning – för produktkort</text:h>
      <text:p text:style-name="Text_20_body">En integritetsfokuserad nätverkskamera för Home Assistant och lokala system.<text:line-break/>Sparar bilder lokalt, styrs med öppen Python-mjukvara och fungerar utan moln eller abonnemang. Full kontroll. Full integritet.<text:span text:style-name="T1"> Allt open-source.</text:span></text:p>
      <text:p text:style-name="Horizontal_20_Line"/>
      <text:h text:style-name="Heading_20_2" text:outline-level="2">🔧 Teknisk specifikation</text:h>
      <text:p text:style-name="Text_20_body"/>
      <text:p text:style-name="Text_20_body"><text:span text:style-name="Strong_20_Emphasis">Plattform</text:span></text:p>
      <text:list xml:id="list1081624253" text:style-name="L1">
        <text:list-item>
          <text:p text:style-name="P1">Raspberry Pi <text:span text:style-name="T1">3B+ </text:span>(stöd för Pi Zero 2 W, Pi 3, Pi 4, Pi 5)</text:p>
        </text:list-item>
        <text:list-item>
          <text:p text:style-name="P1">Raspberry Pi Camera Module<text:span text:style-name="T1"> v3 <text:s/>(men enkelt utbyggbar för andra kameratyper tex ArduCam, web-cams etc)</text:span></text:p>
        </text:list-item>
      </text:list>
      <text:p text:style-name="Text_20_body"><text:span text:style-name="Strong_20_Emphasis">Mjukvara</text:span></text:p>
      <text:list xml:id="list1428051193" text:style-name="L2">
        <text:list-item>
          <text:p text:style-name="P2">Öppen Python-baserad kontrollmjukvara</text:p>
        </text:list-item>
        <text:list-item>
          <text:p text:style-name="P2">Stöd för lokal lagring och HTTP/HTTPS-postning</text:p>
        </text:list-item>
        <text:list-item>
          <text:p text:style-name="P2">K<text:span text:style-name="T1">an k</text:span>ör<text:span text:style-name="T1">a</text:span>s helt utan internet</text:p>
        </text:list-item>
        <text:list-item>
          <text:p text:style-name="P10">Fullt konfigurerbar via ett lokalt web-interface</text:p>
        </text:list-item>
      </text:list>
      <text:p text:style-name="Text_20_body"><text:span text:style-name="Strong_20_Emphasis">Funktioner</text:span></text:p>
      <text:list xml:id="list2445799881" text:style-name="L3">
        <text:list-item>
          <text:p text:style-name="P3">Bildtagning via timer eller extern trigger</text:p>
        </text:list-item>
        <text:list-item>
          <text:p text:style-name="P3">Lokal lagring på <text:span text:style-name="T1">inbyggd</text:span> nätverksdisk<text:span text:style-name="T1"> eller lokalt NAS</text:span></text:p>
        </text:list-item>
        <text:list-item>
          <text:p text:style-name="P3">Valfri överföring till egen backend/server</text:p>
        </text:list-item>
        <text:list-item>
          <text:p text:style-name="P3"><text:span text:style-name="T1">Valfri s</text:span>tyrning av LED-belysning</text:p>
        </text:list-item>
        <text:list-item>
          <text:p text:style-name="P3"><text:span text:style-name="T1">Valfritt s</text:span>töd för statusindikator (t.ex. RGB-LED)</text:p>
        </text:list-item>
        <text:list-item>
          <text:p text:style-name="P9">Valfritt stöd för OTA (med egen server)</text:p>
        </text:list-item>
      </text:list>
      <text:p text:style-name="Text_20_body"><text:span text:style-name="Strong_20_Emphasis">Integration</text:span></text:p>
      <text:list xml:id="list239301644" text:style-name="L4">
        <text:list-item>
          <text:p text:style-name="P4">Home Assistant-kompatibel via MQTT</text:p>
        </text:list-item>
        <text:list-item>
          <text:p text:style-name="P4">Kan användas som bildsensor </text:p>
        </text:list-item>
      </text:list>
      <text:p text:style-name="Text_20_body"><text:span text:style-name="Strong_20_Emphasis">Säkerhet</text:span></text:p>
      <text:list xml:id="list4111142738" text:style-name="L5">
        <text:list-item>
          <text:p text:style-name="P5">Ingen tredjepartsserver</text:p>
        </text:list-item>
        <text:list-item>
          <text:p text:style-name="P5">All data stannar lokalt</text:p>
        </text:list-item>
        <text:list-item>
          <text:p text:style-name="P5">Stöd för HTTPS om extern server används</text:p>
        </text:list-item>
      </text:list>
      <text:p text:style-name="Text_20_body"><text:span text:style-name="Strong_20_Emphasis">Användningsområden</text:span></text:p>
      <text:list xml:id="list1649376997" text:style-name="L6">
        <text:list-item>
          <text:p text:style-name="P6">Övervakning / dokumentation</text:p>
        </text:list-item>
        <text:list-item>
          <text:p text:style-name="P6"><text:soft-page-break/>Datainsamling för forskning</text:p>
        </text:list-item>
        <text:list-item>
          <text:p text:style-name="P6">Maskininlärning / bildanalys</text:p>
        </text:list-item>
        <text:list-item>
          <text:p text:style-name="P6">Smarta hem / IoT-sensor</text:p>
        </text:list-item>
      </text:list>
      <text:p text:style-name="Horizontal_20_Line"/>
      <text:h text:style-name="Heading_20_2" text:outline-level="2">📦 Produktbeskrivning – för produktsida</text:h>
      <text:p text:style-name="Text_20_body">Denna nätverksanslutna kamera är framtagen för dig som vill ha en <text:span text:style-name="Strong_20_Emphasis">smart, säker och helt lokal lösning</text:span> för bildinsamling och övervakning – utan beroende av molntjänster, abonnemang eller tredjepartsservrar.</text:p>
      <text:p text:style-name="Text_20_body">Till skillnad från kommersiella övervakningskameror, där din data ofta skickas till externa servrar, är detta en lösning där <text:span text:style-name="Strong_20_Emphasis">du äger hela kedjan</text:span>:</text:p>
      <text:list xml:id="list566810671" text:style-name="L7">
        <text:list-item>
          <text:p text:style-name="P7">Kameran</text:p>
        </text:list-item>
        <text:list-item>
          <text:p text:style-name="P7">Mjukvaran</text:p>
        </text:list-item>
        <text:list-item>
          <text:p text:style-name="P7">Lagringen</text:p>
        </text:list-item>
        <text:list-item>
          <text:p text:style-name="P7">Nätverket</text:p>
        </text:list-item>
        <text:list-item>
          <text:p text:style-name="P7">Datan</text:p>
        </text:list-item>
      </text:list>
      <text:p text:style-name="Text_20_body">Den bygger på Raspberry Pi och en öppen Python-mjukvara som ger dig full frihet att använda den som:</text:p>
      <text:list xml:id="list1712330231" text:style-name="L8">
        <text:list-item>
          <text:p text:style-name="P8">Kamera i Home Assistant</text:p>
        </text:list-item>
        <text:list-item>
          <text:p text:style-name="P8">Bildsensor i ett forskningsprojekt</text:p>
        </text:list-item>
        <text:list-item>
          <text:p text:style-name="P8">Datainsamlare för AI/ML</text:p>
        </text:list-item>
        <text:list-item>
          <text:p text:style-name="P8">Lokal övervakningskamera</text:p>
        </text:list-item>
        <text:list-item>
          <text:p text:style-name="P8">Del i egna IoT-projekt</text:p>
        </text:list-item>
      </text:list>
      <text:p text:style-name="Text_20_body">Du kan använda den helt offline med lokal lagring, eller konfigurera den för att skicka bilder och data till din egen server via krypterad anslutning.</text:p>
      <text:p text:style-name="Text_20_body">Utöver kamerafunktioner kan den även styra belysning (LED-strip, spotlight m.m.) och visa status via indikator-LED, vilket gör den perfekt för installationer i t.ex. bikupor, <text:span text:style-name="T1">fågelholkar, l</text:span>abbmiljöer eller smarta hem.</text:p>
      <text:p text:style-name="Text_20_body">En kamera byggd för dig som vill ha:<text:line-break/>✅ Full kontroll<text:line-break/>✅ Full integritet<text:line-break/>✅ Full flexibilite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09:21:40.875303898</meta:creation-date>
    <dc:date>2025-11-22T09:32:25.446868575</dc:date>
    <meta:editing-duration>PT10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358" meta:character-count="2312" meta:non-whitespace-character-count="2027"/>
  </office:meta>
</office:document-meta>
</file>